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B6000000A1CE8C27FE.svm" manifest:media-type=""/>
  <manifest:file-entry manifest:full-path="Pictures/2000000A000000B1000000A1DEBBD01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TexMathsArgs="28§display§u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draw:stroke="none" svg:stroke-width="0.035cm" draw:stroke-linejoin="miter" draw:fill="solid" draw:fill-color="#ff0000"/>
    </style:style>
    <style:style style:name="gr11" style:family="graphic" style:parent-style-name="standard">
      <style:graphic-properties draw:stroke="none" svg:stroke-width="0.035cm" draw:stroke-linejoin="miter" draw:fill="solid" draw:fill-color="#00ff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11.16cm" svg:y="2.8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2.921cm" svg:x="1.762cm" svg:y="3.97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62cm" svg:y1="6.896cm" svg:x2="15.732cm" svg:y2="6.896cm">
          <text:p/>
        </draw:line>
        <draw:line draw:style-name="gr3" draw:text-style-name="P1" draw:layer="layout" svg:x1="1.762cm" svg:y1="6.896cm" svg:x2="1.762cm" svg:y2="1.054cm">
          <text:p/>
        </draw:line>
        <draw:frame draw:style-name="gr4" draw:layer="layout" svg:width="4.826cm" svg:height="0.962cm" svg:x="3.921cm" svg:y="7.277cm">
          <draw:text-box>
            <text:p>Link</text:p>
          </draw:text-box>
        </draw:frame>
        <draw:frame draw:style-name="gr4" draw:layer="layout" svg:width="2.921cm" svg:height="0.962cm" svg:x="12.176cm" svg:y="8.039cm">
          <draw:text-box>
            <text:p>Junction</text:p>
          </draw:text-box>
        </draw:frame>
        <draw:frame draw:style-name="gr5" draw:text-style-name="P1" draw:layer="layout" svg:width="0.507cm" svg:height="0.448cm" svg:x="1.127cm" svg:y="1.749cm">
          <draw:image xlink:href="Pictures/2000000A000000B6000000A1CE8C27FE.svm" xlink:type="simple" xlink:show="embed" xlink:actuate="onLoad">
            <text:p/>
          </draw:image>
        </draw:frame>
        <draw:frame draw:style-name="gr6" draw:text-style-name="P1" draw:layer="layout" svg:width="0.493cm" svg:height="0.448cm" svg:x="15.986cm" svg:y="6.702cm">
          <draw:image xlink:href="Pictures/2000000A000000B1000000A1DEBBD019.svm" xlink:type="simple" xlink:show="embed" xlink:actuate="onLoad">
            <text:p/>
          </draw:image>
        </draw:frame>
        <draw:custom-shape draw:style-name="gr7" draw:text-style-name="P1" draw:layer="layout" svg:width="9.271cm" svg:height="0.762cm" svg:x="1.889cm" svg:y="8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016cm" svg:height="1.016cm" svg:x="11.287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32§display§\link</svg:desc>
          <draw:polygon draw:style-name="gr8" draw:layer="layout" svg:width="0.389cm" svg:height="0.744cm" svg:x="5.516cm" svg:y="7.353cm" svg:viewBox="0 0 390 745" draw:points="195,745 0,745 0,0 390,0 390,745">
            <text:p/>
          </draw:polygon>
          <draw:path draw:style-name="gr9" draw:layer="layout" svg:width="0.296cm" svg:height="0.757cm" svg:x="5.548cm" svg:y="7.35cm" svg:viewBox="0 0 297 758" svg:d="m288 42c0-23-16-42-42-42-32 0-61 29-61 61 0 19 16 38 42 38s61-25 61-57zm-87 422c13-32 13-35 26-64 10-23 13-39 13-61 0-51-35-93-90-93-108 0-150 163-150 176 0 10 13 10 13 10 13 0 13-3 19-19 29-106 77-141 115-141 6 0 26 0 26 35 0 26-7 48-13 61-7 29-58 160-77 208-9 28-25 67-25 89 0 55 38 93 92 93 106 0 147-163 147-173 0-13-9-13-12-13-13 0-13 4-16 23-23 70-58 137-116 137-19 0-28-9-28-35 0-29 6-45 32-115z">
            <text:p/>
          </draw:path>
        </draw:g>
        <draw:g>
          <svg:title>TexMaths</svg:title>
          <svg:desc>32§display§\jn</svg:desc>
          <draw:polygon draw:style-name="gr8" draw:layer="layout" svg:width="0.735cm" svg:height="0.77cm" svg:x="14.959cm" svg:y="8.207cm" svg:viewBox="0 0 736 771" draw:points="368,771 0,771 0,0 736,0 736,771">
            <text:p/>
          </draw:polygon>
          <draw:path draw:style-name="gr9" draw:layer="layout" svg:width="0.633cm" svg:height="0.796cm" svg:x="15.039cm" svg:y="8.207cm" svg:viewBox="0 0 634 797" svg:d="m531 83c10-38 10-48 74-48 16 0 29 0 29-22 0-10-7-13-16-13-26 0-96 3-125 3-35 0-128-3-167-3-9 0-22 0-22 22 0 13 10 13 38 13 26 0 39 0 64 3 29 4 36 7 36 23 0 6 0 13-4 22l-131 519c-25 109-102 169-160 169-32 0-89-12-109-70 4 0 13 0 13 0 45 0 74-38 74-70 0-36-29-48-48-48-23 0-77 12-77 89 0 71 61 125 150 125 103 0 221-77 250-186z">
            <text:p/>
          </draw:path>
        </draw:g>
        <draw:g>
          <svg:title>TexMaths</svg:title>
          <svg:desc>50§display§\textcolor{red}{\trace{\dvar_{\link}}}</svg:desc>
          <draw:polygon draw:style-name="gr8" draw:layer="layout" svg:width="1.409cm" svg:height="1.569cm" svg:x="12.684cm" svg:y="4.739cm" svg:viewBox="0 0 1410 1570" draw:points="705,1570 0,1570 0,0 1410,0 1410,1570">
            <text:p/>
          </draw:polygon>
          <draw:polygon draw:style-name="gr10" draw:layer="layout" svg:width="0.469cm" svg:height="0.269cm" svg:x="13.199cm" svg:y="4.739cm" svg:viewBox="0 0 470 270" draw:points="235,0 0,240 30,270 235,90 440,270 470,240">
            <text:p/>
          </draw:polygon>
          <draw:path draw:style-name="gr10" draw:layer="layout" svg:width="0.834cm" svg:height="1.159cm" svg:x="12.739cm" svg:y="5.184cm" svg:viewBox="0 0 835 1160" svg:d="m5 1085c-5 20-5 25-5 30 0 25 20 45 50 45 35 0 60-30 60-35 10-15 65-255 115-445 35 70 90 120 175 120 205 0 435-250 435-510 0-190-120-290-250-290-170 0-355 175-405 390zm390-325c-120 0-150-140-150-155 0-10 10-45 15-65 50-200 65-265 105-335 75-125 165-165 220-165 65 0 120 50 120 170 0 100-50 295-100 385-55 110-140 165-210 165z">
            <text:p/>
          </draw:path>
          <draw:path draw:style-name="gr10" draw:layer="layout" svg:width="0.374cm" svg:height="0.829cm" svg:x="13.654cm" svg:y="5.409cm" svg:viewBox="0 0 375 830" svg:d="m340 45c0-20-15-45-45-45-35 0-70 30-70 70 0 20 15 45 50 45s65-35 65-70zm-250 630c-5 15-10 30-10 50 0 60 50 105 115 105 125 0 180-170 180-190 0-15-15-15-20-15-20 0-20 10-25 20-25 100-80 150-130 150-25 0-30-15-30-40 0-30 10-55 20-80 10-35 25-70 40-100 10-30 55-140 60-155s5-30 5-40c0-60-50-105-115-105-125 0-180 165-180 190 0 15 15 15 20 15 20 0 20-5 25-20 30-105 85-150 130-150 20 0 30 10 30 40s-5 50-35 125z">
            <text:p/>
          </draw:path>
        </draw:g>
        <draw:g>
          <svg:title>TexMaths</svg:title>
          <svg:desc>50§display§\textcolor{green}{\initstate_{\link}}</svg:desc>
          <draw:polygon draw:style-name="gr8" draw:layer="layout" svg:width="1.409cm" svg:height="1.344cm" svg:x="5.318cm" svg:y="4.842cm" svg:viewBox="0 0 1410 1345" draw:points="705,1345 0,1345 0,0 1410,0 1410,1345">
            <text:p/>
          </draw:polygon>
          <draw:polygon draw:style-name="gr11" draw:layer="layout" svg:width="0.634cm" svg:height="0.054cm" svg:x="5.603cm" svg:y="4.802cm" svg:viewBox="0 0 635 55" draw:points="635,55 635,0 0,0 0,55">
            <text:p/>
          </draw:polygon>
          <draw:path draw:style-name="gr11" draw:layer="layout" svg:width="0.834cm" svg:height="1.159cm" svg:x="5.373cm" svg:y="5.062cm" svg:viewBox="0 0 835 1160" svg:d="m5 1085c-5 20-5 25-5 30 0 25 20 45 50 45 35 0 60-30 60-35 10-15 65-255 115-445 35 70 90 120 175 120 205 0 435-250 435-510 0-190-120-290-250-290-170 0-355 175-405 390zm390-325c-120 0-150-140-150-155 0-10 10-45 15-65 50-200 65-265 105-335 75-125 165-165 220-165 65 0 120 50 120 170 0 100-50 295-100 385-55 110-140 165-210 165z">
            <text:p/>
          </draw:path>
          <draw:path draw:style-name="gr11" draw:layer="layout" svg:width="0.374cm" svg:height="0.829cm" svg:x="6.288cm" svg:y="5.287cm" svg:viewBox="0 0 375 830" svg:d="m340 45c0-20-15-45-45-45-35 0-70 30-70 70 0 20 15 45 50 45s65-35 65-70zm-250 630c-5 15-10 30-10 50 0 60 50 105 115 105 125 0 180-170 180-190 0-15-15-15-20-15-20 0-20 10-25 20-25 100-80 150-130 150-25 0-30-15-30-40 0-30 10-55 20-80 10-35 25-70 40-100 10-30 55-140 60-155s5-30 5-40c0-60-50-105-115-105-125 0-180 165-180 190 0 15 15 15 20 15 20 0 20-5 25-20 30-105 85-150 130-150 20 0 30 10 30 40s-5 50-35 1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4-10T16:47:25</meta:creation-date>
    <dc:date>2013-07-17T21:32:54</dc:date>
    <meta:editing-duration>PT2M7S</meta:editing-duration>
    <meta:editing-cycles>6</meta:editing-cycles>
    <meta:generator>LibreOffice/4.0.4.2$MacOSX_x86 LibreOffice_project/9e9821abd0ffdbc09cd8c52eaa574fa09eb08f2</meta:generator>
    <meta:document-statistic meta:object-count="26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}</meta:user-defined>
  </office:meta>
</office:document-meta>
</file>